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Times" svg:font-family="Times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Táblázat2" style:family="table">
      <style:table-properties style:width="16.999cm" table:align="margins"/>
    </style:style>
    <style:style style:name="Táblázat2.A" style:family="table-column">
      <style:table-column-properties style:column-width="4.249cm" style:rel-column-width="16383*"/>
    </style:style>
    <style:style style:name="Táblázat2.B" style:family="table-column">
      <style:table-column-properties style:column-width="8.498cm" style:rel-column-width="32767*"/>
    </style:style>
    <style:style style:name="Táblázat2.C" style:family="table-column">
      <style:table-column-properties style:column-width="4.249cm" style:rel-column-width="16385*"/>
    </style:style>
    <style:style style:name="Táblázat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2.C1" style:family="table-cell">
      <style:table-cell-properties fo:padding="0.097cm" fo:border="0.002cm solid #000000"/>
    </style:style>
    <style:style style:name="Táblázat2.A2.3" style:family="table-column">
      <style:table-column-properties style:column-width="4.249cm" style:rel-column-width="16384*"/>
    </style:style>
    <style:style style:name="Táblázat2.A2.1.1" style:family="table-cell">
      <style:table-cell-properties fo:padding="0.097cm" fo:border-left="0.002cm solid #000000" fo:border-right="none" fo:border-top="none" fo:border-bottom="0.002cm solid #000000"/>
    </style:style>
    <style:style style:name="Táblázat2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header-rows>
          <table:table-row>
            <table:table-cell table:style-name="Táblázat2.A1" office:value-type="string">
              <text:p text:style-name="Table_20_Heading">Cell 1,1</text:p>
            </table:table-cell>
            <table:table-cell table:style-name="Táblázat2.A1" office:value-type="string">
              <text:p text:style-name="Table_20_Heading">Cell 1,2</text:p>
              <text:p text:style-name="Table_20_Heading">1,3</text:p>
            </table:table-cell>
            <table:table-cell table:style-name="Táblázat2.C1" office:value-type="string">
              <text:p text:style-name="Table_20_Heading">Cell 1,4</text:p>
            </table:table-cell>
          </table:table-row>
        </table:table-header-rows>
        <table:table-row>
          <table:table-cell table:number-columns-spanned="2">
            <table:table table:is-sub-table="true">
              <table:table-column table:style-name="Táblázat2.A" table:number-columns-repeated="2"/>
              <table:table-column table:style-name="Táblázat2.A2.3"/>
              <table:table-row>
                <table:table-cell table:style-name="Táblázat2.A2.1.1" office:value-type="string">
                  <text:p text:style-name="Table_20_Contents">Cell 2,1</text:p>
                </table:table-cell>
                <table:table-cell table:style-name="Táblázat2.A2.1.1" office:value-type="string">
                  <text:p text:style-name="Table_20_Contents">Cell 2,2</text:p>
                </table:table-cell>
                <table:table-cell table:style-name="Táblázat2.A2.1.1" office:value-type="string">
                  <text:p text:style-name="Table_20_Contents">Cell 2,3</text:p>
                </table:table-cell>
              </table:table-row>
              <table:table-row>
                <table:table-cell table:style-name="Táblázat2.A2.1.1" office:value-type="string">
                  <text:p text:style-name="Table_20_Contents">Cell 3,1; 4,1</text:p>
                </table:table-cell>
                <table:table-cell table:number-columns-spanned="2">
                  <table:table table:is-sub-table="true">
                    <table:table-column table:style-name="Táblázat2.A"/>
                    <table:table-column table:style-name="Táblázat2.A2.3"/>
                    <table:table-row>
                      <table:table-cell table:style-name="Táblázat2.A2.1.1" office:value-type="string">
                        <text:p text:style-name="Table_20_Contents">Cell 3,2</text:p>
                      </table:table-cell>
                      <table:table-cell table:style-name="Táblázat2.A2.1.1" office:value-type="string">
                        <text:p text:style-name="Table_20_Contents">Cell 3,3</text:p>
                      </table:table-cell>
                    </table:table-row>
                    <table:table-row>
                      <table:table-cell table:style-name="Táblázat2.A2.1.1" office:value-type="string">
                        <text:p text:style-name="Table_20_Contents">Cell 4,2</text:p>
                      </table:table-cell>
                      <table:table-cell table:style-name="Táblázat2.A2.1.1" office:value-type="string">
                        <text:p text:style-name="Table_20_Contents">Cell 4,3</text:p>
                      </table:table-cell>
                    </table:table-row>
                  </table:table>
                </table:table-cell>
                <table:covered-table-cell/>
              </table:table-row>
            </table:table>
          </table:table-cell>
          <table:covered-table-cell/>
          <table:table-cell table:style-name="Táblázat2.C2" office:value-type="string">
            <text:p text:style-name="Table_20_Contents">Cell 2,4; 3,4; 4,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imes" svg:font-family="Times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Bernhard Haumacher</meta:initial-creator>
    <meta:creation-date>2007-05-20T23:00:02</meta:creation-date>
    <dc:creator>Bernhard Haumacher</dc:creator>
    <dc:date>2008-10-02T23:52:09</dc:date>
    <dc:language>de-DE</dc:language>
    <meta:editing-cycles>3</meta:editing-cycles>
    <meta:editing-duration>PT2M15S</meta:editing-duration>
    <meta:user-defined meta:name="TABLE_CLASS">wikitable</meta:user-defined>
    <meta:user-defined meta:name="Info 2"/>
    <meta:user-defined meta:name="Info 3"/>
    <meta:user-defined meta:name="Info 4"/>
    <meta:document-statistic meta:table-count="1" meta:image-count="0" meta:object-count="0" meta:page-count="1" meta:paragraph-count="13" meta:word-count="28" meta:character-count="114"/>
  </office:meta>
</office:document-meta>
</file>